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fo:language="en" fo:country="US" officeooo:rsid="000cb53a" officeooo:paragraph-rsid="000cb53a" style:font-size-asian="20pt" style:font-size-complex="20pt"/>
    </style:style>
    <style:style style:name="P2" style:family="paragraph" style:parent-style-name="Standard">
      <style:text-properties fo:language="en" fo:country="US" officeooo:rsid="000cb53a" officeooo:paragraph-rsid="000cb53a"/>
    </style:style>
    <style:style style:name="P3" style:family="paragraph" style:parent-style-name="Standard">
      <style:text-properties fo:language="en" fo:country="US" officeooo:rsid="000cb53a" officeooo:paragraph-rsid="000cd878"/>
    </style:style>
    <style:style style:name="P4" style:family="paragraph" style:parent-style-name="Standard">
      <style:text-properties fo:language="en" fo:country="US" officeooo:rsid="000cb53a" officeooo:paragraph-rsid="000ec8d4"/>
    </style:style>
    <style:style style:name="T1" style:family="text">
      <style:text-properties officeooo:rsid="000cd878"/>
    </style:style>
    <style:style style:name="T2" style:family="text">
      <style:text-properties officeooo:rsid="000ec8d4"/>
    </style:style>
    <style:style style:name="T3" style:family="text">
      <style:text-properties officeooo:rsid="000f0a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ING</text:p>
      <text:p text:style-name="P2"/>
      <text:p text:style-name="P2"/>
      <text:p text:style-name="P3"><text:tab/>Actually <text:span text:style-name="T1">if we need a computer we had two options. In one hand we have </text:span>the laptops <text:span text:style-name="T1">who </text:span>are a very good option to buy thanks his specifications like their low weight <text:s/>or his ergonomic shape. In the other hand we have the classi<text:span text:style-name="T1">c computer with tower and monitor. With this two options we can <text:s/>select if I need or prefer the classic computer or the laptop.</text:span></text:p>
      <text:p text:style-name="P3"/>
      <text:p text:style-name="P4"><text:tab/><text:span text:style-name="T1">The classic computer normally </text:span><text:span text:style-name="T2">has better</text:span><text:span text:style-name="T1"> components than the laptop. </text:span><text:span text:style-name="T2">If you want a very powerful computer you are searching a classic computer. Other reason is because you can buy in pieces and normally are cheaper than if you buy a computer pre-ordered. If you want a powerful and a very good memory card this is your computer. </text:span></text:p>
      <text:p text:style-name="P4"/>
      <text:p text:style-name="P4"/>
      <text:p text:style-name="P4"><text:tab/><text:span text:style-name="T1">This are not a handicap </text:span><text:span text:style-name="T2">for</text:span><text:span text:style-name="T1"> </text:span><text:span text:style-name="T2">the laptops because this kind of computers have other advantages. Their most characteristic advantage are the portability because his structure have a battery, this do the computer had independence for the </text:span><text:span text:style-name="T3">power cable. This portability create a world of possibility because you have a machine who can do everything in every place. This computers where be more expensive than the other kind. Other fail for the laptops are the possibility to buy in pieces because don’t exist or have a very poor catalo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0a8e" officeooo:paragraph-rsid="000f0a8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Bruno Carrodeguas Diaz</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3T11:42:15.401000000</meta:creation-date>
    <dc:date>2024-10-23T12:26:17.677000000</dc:date>
    <meta:editing-duration>PT9M55S</meta:editing-duration>
    <meta:editing-cycles>1</meta:editing-cycles>
    <meta:generator>LibreOffice/24.8.2.1$Windows_X86_64 LibreOffice_project/0f794b6e29741098670a3b95d60478a65d05ef13</meta:generator>
    <meta:document-statistic meta:table-count="0" meta:image-count="0" meta:object-count="0" meta:page-count="1" meta:paragraph-count="5" meta:word-count="218" meta:character-count="1245" meta:non-whitespace-character-count="1026"/>
  </office:meta>
</office:document-meta>
</file>